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Variables" style:family="table">
      <style:table-properties style:width="6.9271in" fo:margin-left="0in" table:align="left"/>
    </style:style>
    <style:style style:name="Variables.A" style:family="table-column">
      <style:table-column-properties style:column-width="1in"/>
    </style:style>
    <style:style style:name="Variables.B" style:family="table-column">
      <style:table-column-properties style:column-width="5.9271in"/>
    </style:style>
    <style:style style:name="Variables.A1" style:family="table-cell">
      <style:table-cell-properties fo:padding="0.0382in" fo:border-left="0.05pt solid #000000" fo:border-right="none" fo:border-top="0.05pt solid #000000" fo:border-bottom="0.05pt solid #000000"/>
    </style:style>
    <style:style style:name="Variables.B1" style:family="table-cell">
      <style:table-cell-properties fo:padding="0.0382in" fo:border="0.05pt solid #000000"/>
    </style:style>
    <style:style style:name="Variables.A2" style:family="table-cell">
      <style:table-cell-properties fo:padding="0.0382in" fo:border-left="0.05pt solid #000000" fo:border-right="none" fo:border-top="none" fo:border-bottom="0.05pt solid #000000"/>
    </style:style>
    <style:style style:name="Variabl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a68e" officeooo:paragraph-rsid="000ba68e"/>
    </style:style>
    <style:style style:name="P2" style:family="paragraph" style:parent-style-name="Standard">
      <style:text-properties officeooo:rsid="0011abec" officeooo:paragraph-rsid="0011abec"/>
    </style:style>
    <style:style style:name="P3" style:family="paragraph" style:parent-style-name="Table_20_Contents">
      <style:text-properties officeooo:rsid="000ba68e" officeooo:paragraph-rsid="000ba68e"/>
    </style:style>
    <style:style style:name="P4" style:family="paragraph" style:parent-style-name="Table_20_Contents">
      <style:paragraph-properties fo:text-align="center" style:justify-single-word="false"/>
      <style:text-properties officeooo:rsid="000ba68e" officeooo:paragraph-rsid="000ba68e"/>
    </style:style>
    <style:style style:name="P5" style:family="paragraph" style:parent-style-name="Table_20_Contents">
      <style:text-properties officeooo:rsid="000d3204" officeooo:paragraph-rsid="000d3204"/>
    </style:style>
    <style:style style:name="P6" style:family="paragraph" style:parent-style-name="Table_20_Contents">
      <style:text-properties officeooo:rsid="000e50db" officeooo:paragraph-rsid="000e50db"/>
    </style:style>
    <style:style style:name="P7" style:family="paragraph" style:parent-style-name="Table_20_Contents">
      <style:paragraph-properties fo:text-align="center" style:justify-single-word="false"/>
      <style:text-properties officeooo:rsid="000e50db" officeooo:paragraph-rsid="000e50db"/>
    </style:style>
    <style:style style:name="P8" style:family="paragraph" style:parent-style-name="Table_20_Contents">
      <style:paragraph-properties fo:text-align="center" style:justify-single-word="false"/>
      <style:text-properties officeooo:rsid="000ede99" officeooo:paragraph-rsid="000ede99"/>
    </style:style>
    <style:style style:name="P9" style:family="paragraph" style:parent-style-name="Table_20_Contents">
      <style:text-properties officeooo:rsid="000ede99" officeooo:paragraph-rsid="000ede99"/>
    </style:style>
    <style:style style:name="P10" style:family="paragraph" style:parent-style-name="Table_20_Contents">
      <style:text-properties officeooo:rsid="000fd595" officeooo:paragraph-rsid="000fd595"/>
    </style:style>
    <style:style style:name="P11" style:family="paragraph" style:parent-style-name="Table_20_Contents">
      <style:paragraph-properties fo:text-align="center" style:justify-single-word="false"/>
      <style:text-properties officeooo:rsid="00161647" officeooo:paragraph-rsid="00164614"/>
    </style:style>
    <style:style style:name="P12" style:family="paragraph" style:parent-style-name="Table_20_Contents">
      <style:text-properties officeooo:rsid="00164dfc" officeooo:paragraph-rsid="00164dfc"/>
    </style:style>
    <style:style style:name="P13" style:family="paragraph" style:parent-style-name="Table_20_Heading">
      <style:text-properties officeooo:rsid="000ba68e" officeooo:paragraph-rsid="000ba68e"/>
    </style:style>
    <style:style style:name="P14" style:family="paragraph" style:parent-style-name="Table_20_Heading">
      <style:paragraph-properties fo:text-align="center" style:justify-single-word="false"/>
      <style:text-properties officeooo:rsid="000ba68e" officeooo:paragraph-rsid="000ba68e"/>
    </style:style>
    <style:style style:name="T1" style:family="text">
      <style:text-properties officeooo:rsid="000d3204"/>
    </style:style>
    <style:style style:name="T2" style:family="text">
      <style:text-properties officeooo:rsid="0011ab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b 58%" officeooo:rsid="000d3204"/>
    </style:style>
    <style:style style:name="T6" style:family="text">
      <style:text-properties style:text-position="sub 58%" officeooo:rsid="00164614"/>
    </style:style>
    <style:style style:name="T7" style:family="text">
      <style:text-properties officeooo:rsid="00164614"/>
    </style:style>
    <style:style style:name="T8" style:family="text">
      <style:text-properties officeooo:rsid="0017628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equations let you size a single stage craft and find the payload (if any) for a given mission profile (<text:span text:style-name="T8">d</text:span>V, TMR)</text:p>
      <text:p text:style-name="P1"/>
      <text:p text:style-name="P1"><draw:frame draw:style-name="fr1" draw:name="Object1" text:anchor-type="as-char" svg:y="-0.4535in" svg:width="1.3811in" svg:height="0.84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And these equations determine the optimum (maximum dV) fuel split between two stages. Note that these <text:span text:style-name="T3">do not account for TMR</text:span><text:span text:style-name="T4"> </text:span><text:span text:style-name="T3">requirements.</text:span></text:p>
      <text:p text:style-name="P1"/>
      <text:p text:style-name="P1"><draw:frame draw:style-name="fr1" draw:name="Object2" text:anchor-type="as-char" svg:y="-0.7028in" svg:width="4.1465in" svg:height="1.34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able:table table:name="Variables" table:style-name="Variables">
        <table:table-column table:style-name="Variables.A"/>
        <table:table-column table:style-name="Variables.B"/>
        <table:table-header-rows>
          <table:table-row>
            <table:table-cell table:style-name="Variables.A1" office:value-type="string">
              <text:p text:style-name="P14">Variable(s)</text:p>
            </table:table-cell>
            <table:table-cell table:style-name="Variables.B1" office:value-type="string">
              <text:p text:style-name="P13">Meaning</text:p>
            </table:table-cell>
          </table:table-row>
        </table:table-header-rows>
        <table:table-row>
          <table:table-cell table:style-name="Variables.A2" office:value-type="string">
            <text:p text:style-name="P4">dV</text:p>
          </table:table-cell>
          <table:table-cell table:style-name="Variables.B2" office:value-type="string">
            <text:p text:style-name="P3">Change in velocity (“delta-vee”)</text:p>
          </table:table-cell>
        </table:table-row>
        <table:table-row>
          <table:table-cell table:style-name="Variables.A2" office:value-type="string">
            <text:p text:style-name="P4">E</text:p>
          </table:table-cell>
          <table:table-cell table:style-name="Variables.B2" office:value-type="string">
            <text:p text:style-name="P5">Engine mass (single stage)</text:p>
          </table:table-cell>
        </table:table-row>
        <table:table-row>
          <table:table-cell table:style-name="Variables.A2" office:value-type="string">
            <text:p text:style-name="P4">E<text:span text:style-name="T5">u</text:span></text:p>
          </table:table-cell>
          <table:table-cell table:style-name="Variables.B2" office:value-type="string">
            <text:p text:style-name="P5">Engine mass (upper stage)</text:p>
          </table:table-cell>
        </table:table-row>
        <table:table-row>
          <table:table-cell table:style-name="Variables.A2" office:value-type="string">
            <text:p text:style-name="P4">E<text:span text:style-name="T5">l</text:span></text:p>
          </table:table-cell>
          <table:table-cell table:style-name="Variables.B2" office:value-type="string">
            <text:p text:style-name="P5">Engine mass (lower stage)</text:p>
          </table:table-cell>
        </table:table-row>
        <table:table-row>
          <table:table-cell table:style-name="Variables.A2" office:value-type="string">
            <text:p text:style-name="P4">F</text:p>
          </table:table-cell>
          <table:table-cell table:style-name="Variables.B2" office:value-type="string">
            <text:p text:style-name="P5">Maximum thrust (“force”)</text:p>
          </table:table-cell>
        </table:table-row>
        <table:table-row>
          <table:table-cell table:style-name="Variables.A2" office:value-type="string">
            <text:p text:style-name="P4">P</text:p>
          </table:table-cell>
          <table:table-cell table:style-name="Variables.B2" office:value-type="string">
            <text:p text:style-name="P5">Payload mass</text:p>
          </table:table-cell>
        </table:table-row>
        <table:table-row>
          <table:table-cell table:style-name="Variables.A2" office:value-type="string">
            <text:p text:style-name="P4">R</text:p>
          </table:table-cell>
          <table:table-cell table:style-name="Variables.B2" office:value-type="string">
            <text:p text:style-name="P5">Mass ratio of tankage. 9 for most stock rocket tanks, 8 for Mk2/3 fuselages.</text:p>
          </table:table-cell>
        </table:table-row>
        <table:table-row>
          <table:table-cell table:style-name="Variables.A2" office:value-type="string">
            <text:p text:style-name="P4">S</text:p>
          </table:table-cell>
          <table:table-cell table:style-name="Variables.B2" office:value-type="string">
            <text:p text:style-name="P5">Extra stage mass (the penalty from having a stage, typically a decoupler).</text:p>
          </table:table-cell>
        </table:table-row>
        <table:table-row>
          <table:table-cell table:style-name="Variables.A2" office:value-type="string">
            <text:p text:style-name="P4">T</text:p>
          </table:table-cell>
          <table:table-cell table:style-name="Variables.B2" office:value-type="string">
            <text:p text:style-name="P5">Tankage mass (dry)</text:p>
          </table:table-cell>
        </table:table-row>
        <table:table-row>
          <table:table-cell table:style-name="Variables.A2" office:value-type="string">
            <text:p text:style-name="P4">TMR</text:p>
          </table:table-cell>
          <table:table-cell table:style-name="Variables.B2" office:value-type="string">
            <text:p text:style-name="P5">Thrust to Mass Ratio (N/kg or m/s2)</text:p>
          </table:table-cell>
        </table:table-row>
        <table:table-row>
          <table:table-cell table:style-name="Variables.A2" office:value-type="string">
            <text:p text:style-name="P11">V<text:span text:style-name="T6">e</text:span></text:p>
          </table:table-cell>
          <table:table-cell table:style-name="Variables.B2" office:value-type="string">
            <text:p text:style-name="P12">Effective exhaust velocity (9.80665 m/s2 * Isp in s), </text:p>
          </table:table-cell>
        </table:table-row>
        <table:table-row>
          <table:table-cell table:style-name="Variables.A2" office:value-type="string">
            <text:p text:style-name="P11">V<text:span text:style-name="T6">el</text:span></text:p>
          </table:table-cell>
          <table:table-cell table:style-name="Variables.B2" office:value-type="string">
            <text:p text:style-name="P12">Effective exhaust velocity of the lower stage</text:p>
          </table:table-cell>
        </table:table-row>
        <table:table-row>
          <table:table-cell table:style-name="Variables.A2" office:value-type="string">
            <text:p text:style-name="P11">V<text:span text:style-name="T6">eu</text:span></text:p>
          </table:table-cell>
          <table:table-cell table:style-name="Variables.B2" office:value-type="string">
            <text:p text:style-name="P12">Effective exhaust velocity of the upper</text:p>
          </table:table-cell>
        </table:table-row>
        <table:table-row>
          <table:table-cell table:style-name="Variables.A2" office:value-type="string">
            <text:p text:style-name="P4">x</text:p>
          </table:table-cell>
          <table:table-cell table:style-name="Variables.B2" office:value-type="string">
            <text:p text:style-name="P5">Fraction of tankage mass in the upper stage</text:p>
          </table:table-cell>
        </table:table-row>
        <table:table-row>
          <table:table-cell table:style-name="Variables.A2" office:value-type="string">
            <text:p text:style-name="P8">1-x</text:p>
          </table:table-cell>
          <table:table-cell table:style-name="Variables.B2" office:value-type="string">
            <text:p text:style-name="P9">Fraction of tankage mass in lower stage</text:p>
          </table:table-cell>
        </table:table-row>
        <table:table-row>
          <table:table-cell table:style-name="Variables.A2" office:value-type="string">
            <text:p text:style-name="P4">RT</text:p>
          </table:table-cell>
          <table:table-cell table:style-name="Variables.B2" office:value-type="string">
            <text:p text:style-name="P6">Fully fuelled tankage mass.</text:p>
          </table:table-cell>
        </table:table-row>
        <table:table-row>
          <table:table-cell table:style-name="Variables.A2" office:value-type="string">
            <text:p text:style-name="P7">Tx</text:p>
          </table:table-cell>
          <table:table-cell table:style-name="Variables.B2" office:value-type="string">
            <text:p text:style-name="P10">Upper stage empty tankage mass</text:p>
          </table:table-cell>
        </table:table-row>
        <table:table-row>
          <table:table-cell table:style-name="Variables.A2" office:value-type="string">
            <text:p text:style-name="P7">RTx</text:p>
          </table:table-cell>
          <table:table-cell table:style-name="Variables.B2" office:value-type="string">
            <text:p text:style-name="P10">Upper stage fully fuelled tankage mass</text:p>
          </table:table-cell>
        </table:table-row>
        <table:table-row>
          <table:table-cell table:style-name="Variables.A2" office:value-type="string">
            <text:p text:style-name="P8">T(1-x)</text:p>
          </table:table-cell>
          <table:table-cell table:style-name="Variables.B2" office:value-type="string">
            <text:p text:style-name="P10">Lower stage empty tankage mass</text:p>
          </table:table-cell>
        </table:table-row>
        <table:table-row>
          <table:table-cell table:style-name="Variables.A2" office:value-type="string">
            <text:p text:style-name="P8">RT(1-x)</text:p>
          </table:table-cell>
          <table:table-cell table:style-name="Variables.B2" office:value-type="string">
            <text:p text:style-name="P10">Lower stage fully fuelled tankage <text:span text:style-name="T2">mass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1:45:57.366921554</meta:creation-date>
    <dc:date>2015-05-23T23:11:00.195822064</dc:date>
    <meta:editing-duration>PT1H24M59S</meta:editing-duration>
    <meta:editing-cycles>14</meta:editing-cycles>
    <meta:generator>LibreOffice/4.4.3.2$Linux_x86 LibreOffice_project/40m0$Build-2</meta:generator>
    <meta:document-statistic meta:table-count="1" meta:image-count="0" meta:object-count="2" meta:page-count="2" meta:paragraph-count="46" meta:word-count="186" meta:character-count="1050" meta:non-whitespace-character-count="907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o stretchy="false">=</mo>
            <mfrac>
              <mrow>
                <mi>F</mi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normal">Δ</mi>
                          </mrow>
                          <mrow>
                            <mi>V</mi>
                            <mo stretchy="false">/</mo>
                            <msub>
                              <mi>V</mi>
                              <mi>e</mi>
                            </msub>
                          </mrow>
                        </mrow>
                      </msup>
                    </mrow>
                  </mrow>
                  <mo fence="true" stretchy="false">)</mo>
                </mrow>
              </mrow>
              <mrow>
                <mi mathvariant="italic">TMR</mi>
                <mo stretchy="false">⋅</mo>
                <mrow>
                  <mo fence="true" stretchy="false">(</mo>
                  <mrow>
                    <mrow>
                      <mi>R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P</mi>
            <mo stretchy="false">=</mo>
            <mrow>
              <mfrac>
                <mi>F</mi>
                <mi mathvariant="italic">TMR</mi>
              </mfrac>
              <mo stretchy="false">−</mo>
              <mi>E</mi>
              <mo stretchy="false">−</mo>
              <mrow>
                <mi>R</mi>
                <mo stretchy="false">⋅</mo>
                <mi>T</mi>
              </mrow>
            </mrow>
          </mrow>
        </mtd>
      </mtr>
    </mtable>
    <annotation encoding="StarMath 5.0">T = {F cdot ( 1-e^{-%DELTA V/V_e} )} over { TMR cdot (R-1) } newline
P = { F } over { TMR } - E - R cdot T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row>
                <mo stretchy="false">−</mo>
                <msub>
                  <mi>V</mi>
                  <mi mathvariant="italic">el</mi>
                </msub>
              </mrow>
            </mrow>
            <msup>
              <mi>T</mi>
              <mn>2</mn>
            </msup>
            <mi>R</mi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>T</mi>
            </mrow>
            <mrow>
              <mo fence="true" stretchy="false">(</mo>
              <mrow>
                <mrow>
                  <msub>
                    <mi>E</mi>
                    <mi>u</mi>
                  </msub>
                  <mo stretchy="false">+</mo>
                  <mi>P</mi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V</mi>
                    <mi mathvariant="italic">eu</mi>
                  </msub>
                  <mrow>
                    <msup>
                      <mrow>
                        <mo fence="true" stretchy="false">(</mo>
                        <mrow>
                          <mrow>
                            <mi>R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sub>
                      <mi>V</mi>
                      <mi mathvariant="italic">el</mi>
                    </msub>
                  </mrow>
                  <mrow>
                    <mo fence="true" stretchy="false">(</mo>
                    <mrow>
                      <mrow>
                        <mi>R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R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sub>
                <mi>V</mi>
                <mi mathvariant="italic">eu</mi>
              </msub>
            </mrow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E</mi>
                    <mi>u</mi>
                  </msub>
                  <mo stretchy="false">+</mo>
                  <mi>P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E</mi>
                      <mi>u</mi>
                    </msub>
                    <mo stretchy="false">+</mo>
                    <msub>
                      <mi>E</mi>
                      <mi>l</mi>
                    </msub>
                    <mo stretchy="false">+</mo>
                    <mi>T</mi>
                    <mo stretchy="false">+</mo>
                    <mi>P</mi>
                    <mo stretchy="false">+</mo>
                    <mi>S</mi>
                  </mrow>
                </mrow>
                <mo fence="true" stretchy="false">)</mo>
              </mrow>
              <mo stretchy="false">−</mo>
              <msub>
                <mi>V</mi>
                <mi mathvariant="italic">el</mi>
              </msub>
            </mrow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sub>
                      <mi>E</mi>
                      <mi>u</mi>
                    </msub>
                    <mo stretchy="false">+</mo>
                    <mi>P</mi>
                  </mrow>
                </mrow>
                <mo fence="true" stretchy="false">)</mo>
              </mrow>
              <mn>2</mn>
            </msup>
          </mrow>
        </mtd>
      </mtr>
      <mtr>
        <mtd>
          <mrow/>
        </mtd>
      </mtr>
      <mtr>
        <mtd>
          <mrow>
            <mi>x</mi>
            <mo stretchy="false">=</mo>
            <mfrac>
              <mrow>
                <mrow>
                  <mo stretchy="false">−</mo>
                  <mi>b</mi>
                </mrow>
                <mo stretchy="false">+</mo>
                <msqrt>
                  <mrow>
                    <mrow>
                      <msup>
                        <mi>b</mi>
                        <mn>2</mn>
                      </msup>
                      <mo stretchy="false">−</mo>
                      <mn>4</mn>
                    </mrow>
                    <mi mathvariant="italic">ac</mi>
                  </mrow>
                </msqrt>
              </mrow>
              <mrow>
                <mn>2</mn>
                <mi>a</mi>
              </mrow>
            </mfrac>
          </mrow>
        </mtd>
      </mtr>
    </mtable>
    <annotation encoding="StarMath 5.0">a = -V_el T^2 R (R-1) newline
b = T(E_u+P)(V_eu(R-1)^2-V_el(R+1)(R-1)) newline
c = V_eu(R-1)(E_u+P)(E_u+E_l+T+P+S)-V_el(R-1)(E_u+P)^2 newline
newline
x = {-b+sqrt{b^2 - 4ac}} over {2a}</annotation>
  </semantics>
</math>
</file>